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P2" style:family="paragraph" style:parent-style-name="Preformatted_20_Text">
      <style:paragraph-properties fo:margin-left="0in" fo:margin-right="0in" fo:text-align="start" style:justify-single-word="false" fo:text-indent="0in" style:auto-text-indent="true"/>
      <style:text-properties style:font-name="DejaVu Sans1" fo:font-size="12pt" officeooo:rsid="0011dd34" officeooo:paragraph-rsid="0013b1c8" style:font-size-asian="12pt" style:font-size-complex="12pt"/>
    </style:style>
    <style:style style:name="P3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7b9b7" style:font-size-asian="12pt" style:font-size-complex="12pt"/>
    </style:style>
    <style:style style:name="P4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8fba5" style:font-size-asian="12pt" style:font-size-complex="12pt"/>
    </style:style>
    <style:style style:name="P5" style:family="paragraph" style:parent-style-name="Heading_20_1">
      <style:paragraph-properties fo:margin-left="0in" fo:margin-right="0in" fo:text-indent="0in" style:auto-text-indent="true"/>
    </style:style>
    <style:style style:name="T1" style:family="text">
      <style:text-properties officeooo:rsid="0013b1c8"/>
    </style:style>
    <style:style style:name="T2" style:family="text">
      <style:text-properties officeooo:rsid="0018f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bout the Book </text:h>
      <text:p text:style-name="P1"/>
      <text:p text:style-name="P1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1"/>
      <text:p text:style-name="P1">FreeBasic is a cross-platform compiler, however this book concentrates on using FreeBasic under the 32-bit Microsoft Windows™ and GNU/Linux operating systems.</text:p>
      <text:p text:style-name="P1">However, other than the installation and setup portions of this book, most of the code should run under any of the supported platforms. </text:p>
      <text:p text:style-name="P1"/>
      <text:p text:style-name="P1">All of the source code presented in this book is original code, and can be downloaded from the Clark Productions website located at HTTP://rdc.ascii-world.com/ or http://freebasic.hmcsoft.org/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te: </text:p>
      <text:p text:style-name="P4">- the website <text:a xlink:type="simple" xlink:href="http://ascii-world.wikidot.com/" text:style-name="Internet_20_link" text:visited-style-name="Visited_20_Internet_20_Link"><text:span text:style-name="T1">http://rdc.ascii-world.com/</text:span></text:a><text:span text:style-name="T1"> no longer works</text:span></text:p>
      <text:p text:style-name="P4">- the website <text:a xlink:type="simple" xlink:href="http://ascii-world.wikidot.com/" text:style-name="Internet_20_link" text:visited-style-name="Visited_20_Internet_20_Link"><text:span text:style-name="T1">http://ascii-world.wikidot.com/</text:span></text:a><text:span text:style-name="T1"> </text:span><text:a xlink:type="simple" xlink:href="http://ascii-world.wikidot.com/" text:style-name="Internet_20_link" text:visited-style-name="Visited_20_Internet_20_Link"><text:span text:style-name="T1">h</text:span></text:a><text:span text:style-name="T1">owever has an interview with Richard D Clark (aka the author) at http://ascii-world.wikidot.com/interview-with-richard-d-clark</text:span></text:p>
      <text:p text:style-name="P3">- <text:a xlink:type="simple" xlink:href="http://freebasic.hmcsoft.org/" text:style-name="Internet_20_link" text:visited-style-name="Visited_20_Internet_20_Link">http://freebasic.hmcsoft.org/</text:a> <text:span text:style-name="T2">no longer works &amp; only shows a “sorry” message.</text:span></text:p>
      <text:p text:style-name="P4">- <text:span text:style-name="T1">Clark Productions host some material on </text:span><text:a xlink:type="simple" xlink:href="http://users.freebasic-portal.de/rdc/index.html" text:style-name="Internet_20_link" text:visited-style-name="Visited_20_Internet_20_Link"><text:span text:style-name="T1">http://users.freebasic-portal.de/rdc/index.html</text:span></text:a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Authors" style:family="paragraph" style:parent-style-name="Text_20_body">
      <style:paragraph-properties fo:text-align="center" style:justify-single-word="false"/>
      <style:text-properties style:font-name="DejaVu Sans2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9-02-03T06:01:05.002588323</dc:date>
    <meta:editing-duration>PT9H32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67" meta:character-count="1201" meta:non-whitespace-character-count="1040"/>
    <meta:template xlink:type="simple" xlink:actuate="onRequest" xlink:title="" xlink:href="../fbeginnerm.odm" meta:date="2019-02-02T12:54:00.818565914"/>
  </office:meta>
</office:document-meta>
</file>